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f pro text" svg:font-family="'sf pro text', apple-system, system-ui, Roboto, 'segoe ui', Helvetica, Arial, sans-serif, 'apple color emoji', 'segoe ui emoji', 'segoe ui symbol'" style:font-charset="x-symbol"/>
    <style:font-face style:name="Consolas" svg:font-family="Consolas, Menlo, Monaco, 'Lucida Console', 'Liberation Mono', 'DejaVu Sans Mono', 'Bitstream Vera Sans Mono', 'Courier New', monospace, sans-serif"/>
    <style:font-face style:name="SFMono-Regular" svg:font-family="SFMono-Regular, Consolas, 'Liberation Mono', Menlo, monospace"/>
    <style:font-face style:name="inherit" svg:font-family="inherit"/>
    <style:font-face style:name="sfmono-regular" svg:font-family="sfmono-regular, Consolas, 'liberation mono', Menlo, Courier, monospace"/>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left="0in" fo:margin-right="0in" fo:margin-top="0in" fo:margin-bottom="0.1819in" style:contextual-spacing="false" fo:line-height="128%" fo:orphans="2" fo:widows="2" fo:text-indent="0in" style:auto-text-indent="false"/>
      <style:text-properties fo:font-variant="normal" fo:text-transform="none" fo:color="#29303b" loext:opacity="100%" style:font-name="sf pro text" fo:font-size="19.6499996185303pt" fo:letter-spacing="normal" fo:font-style="normal" fo:font-weight="normal"/>
    </style:style>
    <style:style style:name="P2" style:family="paragraph" style:parent-style-name="Text_20_body">
      <style:paragraph-properties fo:margin-left="0in" fo:margin-right="0in" fo:margin-top="0in" fo:margin-bottom="0.1516in" style:contextual-spacing="false" fo:orphans="2" fo:widows="2" fo:text-indent="0in" style:auto-text-indent="false"/>
      <style:text-properties fo:font-variant="normal" fo:text-transform="none" fo:color="#29303b" loext:opacity="100%" style:font-name="sf pro text" fo:font-size="9.80000019073486pt" fo:letter-spacing="normal" fo:font-style="normal" fo:font-weight="normal" loext:padding="0in" loext:border="none"/>
    </style:style>
    <style:style style:name="P3" style:family="paragraph" style:parent-style-name="Text_20_body">
      <style:paragraph-properties fo:margin-left="0in" fo:margin-right="0in" fo:margin-top="0in" fo:margin-bottom="0.1516in" style:contextual-spacing="false" fo:orphans="2" fo:widows="2" fo:text-indent="0in" style:auto-text-indent="false"/>
    </style:style>
    <style:style style:name="P4" style:family="paragraph" style:parent-style-name="Preformatted_20_Text">
      <style:paragraph-properties fo:margin-left="0in" fo:margin-right="0in" fo:margin-top="0in" fo:margin-bottom="0.1516in" style:contextual-spacing="false" fo:orphans="2" fo:widows="2" fo:text-indent="0in" style:auto-text-indent="false"/>
    </style:style>
    <style:style style:name="P5" style:family="paragraph" style:parent-style-name="Text_20_body">
      <style:paragraph-properties fo:margin-left="0in" fo:margin-right="0in" fo:margin-top="0in" fo:margin-bottom="0.1516in" style:contextual-spacing="false" fo:orphans="2" fo:widows="2" fo:text-indent="0in" style:auto-text-indent="false"/>
    </style:style>
    <style:style style:name="T1" style:family="text">
      <style:text-properties fo:font-variant="normal" fo:text-transform="none" fo:color="#29303b" loext:opacity="100%" style:font-name="sf pro text" fo:font-size="9.80000019073486pt" fo:letter-spacing="normal" fo:font-style="normal" fo:font-weight="bold" loext:padding="0in" loext:border="none"/>
    </style:style>
    <style:style style:name="T2" style:family="text">
      <style:text-properties fo:font-variant="normal" fo:text-transform="none" fo:color="#29303b" loext:opacity="100%" style:font-name="sf pro text" fo:font-size="9.80000019073486pt" fo:letter-spacing="normal" fo:font-style="normal" fo:font-weight="normal" loext:padding="0in" loext:border="none"/>
    </style:style>
    <style:style style:name="T3" style:family="text">
      <style:text-properties fo:font-variant="normal" fo:text-transform="none" fo:color="#007791" loext:opacity="100%" style:text-line-through-style="none" style:text-line-through-type="none" style:font-name="sf pro text" fo:font-size="9.80000019073486pt" fo:letter-spacing="normal" fo:font-style="normal" style:text-underline-style="none" fo:font-weight="normal" style:text-blinking="false" fo:background-color="transparent" loext:char-shading-value="0" loext:padding="0in" loext:border="none"/>
    </style:style>
    <style:style style:name="T4" style:family="text">
      <style:text-properties fo:font-variant="normal" fo:text-transform="none" fo:color="#ec5252" loext:opacity="100%" style:font-name="sfmono-regular" fo:font-size="8.75pt" fo:letter-spacing="normal" fo:font-style="normal" fo:font-weight="normal" fo:background-color="#f2f3f5" loext:char-shading-value="0" loext:padding-left="0.0307in" loext:padding-right="0in" loext:padding-top="0.0193in" loext:padding-bottom="0.0193in" loext:border-left="0.06pt solid #dedfe0" loext:border-right="none" loext:border-top="0.06pt solid #dedfe0" loext:border-bottom="0.06pt solid #dedfe0"/>
    </style:style>
    <style:style style:name="T5" style:family="text">
      <style:text-properties fo:font-variant="normal" fo:text-transform="none" fo:color="#ec5252" loext:opacity="100%" style:font-name="sfmono-regular" fo:font-size="8.75pt" fo:letter-spacing="normal" fo:font-style="normal" fo:font-weight="normal" officeooo:rsid="001b6972" fo:background-color="#f2f3f5" loext:char-shading-value="0" loext:padding-left="0.0307in" loext:padding-right="0in" loext:padding-top="0.0193in" loext:padding-bottom="0.0193in" loext:border-left="0.06pt solid #dedfe0" loext:border-right="none" loext:border-top="0.06pt solid #dedfe0" loext:border-bottom="0.06pt solid #dedfe0"/>
    </style:style>
    <style:style style:name="T6" style:family="text">
      <style:text-properties fo:font-variant="normal" fo:text-transform="none" fo:color="#ec5252" loext:opacity="100%" style:font-name="sfmono-regular" fo:font-size="8.75pt" fo:letter-spacing="normal" fo:font-style="normal" fo:font-weight="bold" fo:background-color="#f2f3f5" loext:char-shading-value="0" loext:padding-left="0.0307in" loext:padding-right="0in" loext:padding-top="0.0193in" loext:padding-bottom="0.0193in" loext:border-left="0.06pt solid #dedfe0" loext:border-right="none" loext:border-top="0.06pt solid #dedfe0" loext:border-bottom="0.06pt solid #dedfe0"/>
    </style:style>
    <style:style style:name="T7" style:family="text">
      <style:text-properties fo:font-variant="normal" fo:text-transform="none" fo:color="#24292e" loext:opacity="100%" style:font-name="SFMono-Regular" fo:font-size="6pt" fo:letter-spacing="normal" fo:font-style="normal" fo:font-weight="normal" officeooo:rsid="001b6972" fo:background-color="#f2f3f5" loext:char-shading-value="0"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gress-Nginx Namespace and Service for Minikube</text:p>
      <text:p text:style-name="P2">In the upcoming lecture, we will be adding the ingress-nginx Servicename and Namespace to our axios request. For Minikube users, a few extra steps will be required in order to get ticketing.dev to load the Landing page in your browser.</text:p>
      <text:p text:style-name="P3"><text:span text:style-name="Strong_20_Emphasis"><text:span text:style-name="T1">1) Install add-on</text:span></text:span></text:p>
      <text:p text:style-name="P2">Make sure the add-on has been installed per the docs:</text:p>
      <text:p text:style-name="P3"><text:a xlink:type="simple" xlink:href="https://kubernetes.github.io/ingress-nginx/deploy/#minikube" office:target-frame-name="_blank" xlink:show="new" text:style-name="Internet_20_link" text:visited-style-name="Visited_20_Internet_20_Link"><text:span text:style-name="T3">https://kubernetes.github.io/ingress-nginx/deploy/#minikube</text:span></text:a></text:p>
      <text:p text:style-name="P3"><text:span text:style-name="Strong_20_Emphasis"><text:span text:style-name="T1">2) Find Minikube's IP address</text:span></text:span></text:p>
      <text:p text:style-name="P3"><text:span text:style-name="T2">Run </text:span><text:span text:style-name="Source_20_Text"><text:span text:style-name="T4">minikube ip</text:span></text:span><text:span text:style-name="T2"> and add this IP address to your </text:span><text:span text:style-name="Strong_20_Emphasis"><text:span text:style-name="T1">/etc/hosts</text:span></text:span><text:span text:style-name="T2"> file instead of 127.0.0.1 (your IP will be different).</text:span></text:p>
      <text:p text:style-name="P2">Instead of this:</text:p>
      <text:p text:style-name="P3"><text:span text:style-name="Source_20_Text"><text:span text:style-name="T4">127.0.0.1 ticketing.dev</text:span></text:span></text:p>
      <text:p text:style-name="P2">write this:</text:p>
      <text:p text:style-name="P3"><text:span text:style-name="Source_20_Text"><text:span text:style-name="T4">172.17.0.3 ticketing.dev</text:span></text:span></text:p>
      <text:p text:style-name="P3"><text:span text:style-name="Strong_20_Emphasis"><text:span text:style-name="T1">3) Update Servicename and Namespace</text:span></text:span></text:p>
      <text:p text:style-name="P3"><text:span text:style-name="T2">The Servicename will be </text:span><text:span text:style-name="Strong_20_Emphasis"><text:span text:style-name="T1">ingress-nginx-controller</text:span></text:span><text:span text:style-name="T2"> (which is the same as newer versions ingress-nginx installed by Docker Desktop)</text:span></text:p>
      <text:p text:style-name="P3"><text:span text:style-name="T2">With the minikube add-on, the namespace will be </text:span><text:span text:style-name="Strong_20_Emphasis"><text:span text:style-name="T1">kube-system</text:span></text:span><text:span text:style-name="T2">, per the docs noted here:</text:span></text:p>
      <text:p text:style-name="P3"><text:a xlink:type="simple" xlink:href="https://kubernetes.github.io/ingress-nginx/deploy/#verify-installation" office:target-frame-name="_blank" xlink:show="new" text:style-name="Internet_20_link" text:visited-style-name="Visited_20_Internet_20_Link"><text:span text:style-name="T3">https://kubernetes.github.io/ingress-nginx/deploy/#verify-installation</text:span></text:a></text:p>
      <text:p text:style-name="P2">The full URL in your axios request should be:</text:p>
      <text:p text:style-name="P3"><text:span text:style-name="Source_20_Text"><text:span text:style-name="T4">'http://</text:span></text:span><text:span text:style-name="Source_20_Text"><text:span text:style-name="Strong_20_Emphasis"><text:span text:style-name="T6">ingress-nginx-controller.kube-system</text:span></text:span></text:span><text:span text:style-name="Source_20_Text"><text:span text:style-name="T4">.svc.cluster.local/api/users/currentuser',</text:span></text:span></text:p>
      <text:p text:style-name="P3"><text:span text:style-name="Strong_20_Emphasis"><text:span text:style-name="T1">4) Expose the Deployment</text:span></text:span></text:p>
      <text:p text:style-name="P3"><text:span text:style-name="Source_20_Text"><text:span text:style-name="T4">kubectl expose deployment ingress-nginx-controller --target-port=80 --type=NodePort -n kube-system</text:span></text:span></text:p>
      <text:p text:style-name="P3"><text:span text:style-name="T2">Run </text:span><text:span text:style-name="Source_20_Text"><text:span text:style-name="T4">kubectl get services -n kube-system</text:span></text:span><text:span text:style-name="T2"> to verify. It should look something like this:</text:span></text:p>
      <text:p text:style-name="P3"><text:span text:style-name="Emphasis"><text:span text:style-name="T2">ingress-nginx-controller             NodePort    10.100.74.124   &lt;none&gt;        80:31562/TCP,443:31233/TCP,8443:30972/TCP   12m</text:span></text:span></text:p>
      <text:p text:style-name="P2">If you need to remove the service you can run this:</text:p>
      <text:p text:style-name="P3"><text:span text:style-name="Source_20_Text"><text:span text:style-name="T4">kubectl delete service ingress-nginx-controller -n kube-system</text:span></text:span></text:p>
      <text:p text:style-name="P3"><text:span text:style-name="Strong_20_Emphasis"><text:span text:style-name="T1">5) Visit Application in Browser</text:span></text:span></text:p>
      <text:p text:style-name="P3"><text:span text:style-name="T2">Open a new private browsing window (to avoid caching issues) and visit </text:span><text:a xlink:type="simple" xlink:href="https://ticketing.dev/" office:target-frame-name="_blank" xlink:show="new" text:style-name="Internet_20_link" text:visited-style-name="Visited_20_Internet_20_Link"><text:span text:style-name="T3">https://ticketing.dev</text:span></text:a><text:span text:style-name="T2"> in your browser (it may take a bit to load).</text:span></text:p>
      <text:p text:style-name="P3"><text:span text:style-name="Strong_20_Emphasis"><text:span text:style-name="T1">Note</text:span></text:span><text:span text:style-name="T2"> - Some students using Linux indicated that they were unable to use the default docker driver and needed to use the virtualbox driver instead. To change the driver you are using, run:</text:span></text:p>
      <text:p text:style-name="P3"><text:span text:style-name="Source_20_Text"><text:span text:style-name="T4">minikube delete</text:span></text:span></text:p>
      <text:p text:style-name="P2"><text:soft-page-break/>and then:</text:p>
      <text:p text:style-name="P3"><text:span text:style-name="Source_20_Text"><text:span text:style-name="T4">minikube start –driver=virtualbox</text:span></text:span></text:p>
      <text:p text:style-name="P4"><text:span text:style-name="Source_20_Text"><text:span text:style-name="T7">minikube start --vm-driver=hyperkit</text:span></text:span></text:p>
      <text:p text:style-name="P3"><text:span text:style-name="Source_20_Text"><text:span text:style-name="T5"/></text:span></text:p>
      <text:p text:style-name="P2">Remember, anytime you delete the cluster you will need to reinstall the ingress add-on and re-apply any secrets.</text:p>
      <text:p text:style-name="P3"><text:span text:style-name="Strong_20_Emphasis"><text:span text:style-name="T1">When using macOS</text:span></text:span><text:span text:style-name="T2"> the drivers that should work best are hyper kit or virtualbox (docker driver will not work with ingress on this host).</text:span></text:p>
      <text:p text:style-name="P3"><text:span text:style-name="Strong_20_Emphasis"><text:span text:style-name="T1">When using Windows</text:span></text:span><text:span text:style-name="T2"> the drivers that should work best are hyperv or virtualbox (docker driver will not work with ingress on this host).</text:span></text:p>
      <text:p text:style-name="P3"><text:span text:style-name="Strong_20_Emphasis"><text:span text:style-name="T1">When using Linux</text:span></text:span><text:span text:style-name="T2"> (as the host OS, not as a backend for Windows WSL2) the drivers that should work best are docker or virtualbox.</text:span></text:p>
      <text:p text:style-name="P2">For a list of drivers and info please see the docs:</text:p>
      <text:p text:style-name="P3"><text:a xlink:type="simple" xlink:href="https://minikube.sigs.k8s.io/docs/drivers/" office:target-frame-name="_blank" xlink:show="new" text:style-name="Internet_20_link" text:visited-style-name="Visited_20_Internet_20_Link"><text:span text:style-name="T3">https://minikube.sigs.k8s.io/docs/drivers/</text:span></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f pro text" svg:font-family="'sf pro text', apple-system, system-ui, Roboto, 'segoe ui', Helvetica, Arial, sans-serif, 'apple color emoji', 'segoe ui emoji', 'segoe ui symbol'" style:font-charset="x-symbol"/>
    <style:font-face style:name="Consolas" svg:font-family="Consolas, Menlo, Monaco, 'Lucida Console', 'Liberation Mono', 'DejaVu Sans Mono', 'Bitstream Vera Sans Mono', 'Courier New', monospace, sans-serif"/>
    <style:font-face style:name="SFMono-Regular" svg:font-family="SFMono-Regular, Consolas, 'Liberation Mono', Menlo, monospace"/>
    <style:font-face style:name="inherit" svg:font-family="inherit"/>
    <style:font-face style:name="sfmono-regular" svg:font-family="sfmono-regular, Consolas, 'liberation mono', Menlo, Courier, monospace"/>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A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2-19T14:58:09.386692119</meta:creation-date>
    <dc:date>2021-01-05T16:45:12.301824679</dc:date>
    <meta:editing-duration>PT4M57S</meta:editing-duration>
    <meta:editing-cycles>2</meta:editing-cycles>
    <meta:generator>LibreOffice/7.0.3.1$MacOSX_X86_64 LibreOffice_project/d7547858d014d4cf69878db179d326fc3483e082</meta:generator>
    <meta:document-statistic meta:table-count="0" meta:image-count="0" meta:object-count="0" meta:page-count="2" meta:paragraph-count="36" meta:word-count="365" meta:character-count="2573" meta:non-whitespace-character-count="2221"/>
  </office:meta>
</office:document-meta>
</file>